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2" style:family="paragraph" style:parent-style-name="Standard">
      <style:paragraph-properties fo:line-height="100%"/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3" style:family="paragraph" style:parent-style-name="Standard">
      <style:text-properties style:font-name="Times New Roman1" fo:language="sv" fo:country="SE" officeooo:rsid="000a640e" officeooo:paragraph-rsid="000989d1"/>
    </style:style>
    <style:style style:name="P4" style:family="paragraph" style:parent-style-name="Standard">
      <style:paragraph-properties fo:line-height="100%"/>
      <style:text-properties style:font-name="Times New Roman1" fo:language="sv" fo:country="SE" officeooo:rsid="000a640e" officeooo:paragraph-rsid="000989d1"/>
    </style:style>
    <style:style style:name="P5" style:family="paragraph" style:parent-style-name="Standard">
      <style:paragraph-properties fo:line-height="100%"/>
      <style:text-properties style:font-name="Times New Roman1" fo:language="sv" fo:country="SE" officeooo:rsid="000a640e" officeooo:paragraph-rsid="000e60ca"/>
    </style:style>
    <style:style style:name="P6" style:family="paragraph" style:parent-style-name="Standard">
      <style:text-properties style:font-name="Times New Roman1" fo:language="sv" fo:country="SE" officeooo:rsid="000a640e" officeooo:paragraph-rsid="0013e6d0"/>
    </style:style>
    <style:style style:name="P7" style:family="paragraph" style:parent-style-name="Standard">
      <style:text-properties style:font-name="Times New Roman1" fo:language="sv" fo:country="SE" officeooo:rsid="000a640e" officeooo:paragraph-rsid="001d361b"/>
    </style:style>
    <style:style style:name="P8" style:family="paragraph" style:parent-style-name="Standard">
      <style:paragraph-properties fo:line-height="100%"/>
      <style:text-properties style:font-name="Times New Roman1" fo:language="sv" fo:country="SE" officeooo:rsid="001c424f" officeooo:paragraph-rsid="000e60ca"/>
    </style:style>
    <style:style style:name="P9" style:family="paragraph" style:parent-style-name="Standard">
      <style:paragraph-properties fo:line-height="100%"/>
      <style:text-properties style:font-name="Times New Roman1" fo:language="sv" fo:country="SE" officeooo:rsid="001c424f" officeooo:paragraph-rsid="0030000c"/>
    </style:style>
    <style:style style:name="P10" style:family="paragraph" style:parent-style-name="Standard">
      <style:text-properties style:font-name="Times New Roman1" fo:language="sv" fo:country="SE" officeooo:rsid="002040ec" officeooo:paragraph-rsid="002040ec"/>
    </style:style>
    <style:style style:name="P11" style:family="paragraph" style:parent-style-name="Standard">
      <style:text-properties style:font-name="Times New Roman1" fo:language="sv" fo:country="SE" officeooo:rsid="002040ec" officeooo:paragraph-rsid="0030000c"/>
    </style:style>
    <style:style style:name="P12" style:family="paragraph" style:parent-style-name="Standard">
      <style:text-properties style:font-name="Times New Roman1" fo:language="sv" fo:country="SE" officeooo:rsid="000989d1" officeooo:paragraph-rsid="0030000c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20pt" fo:language="sv" fo:country="SE" fo:font-weight="bold" officeooo:rsid="001970b8" officeooo:paragraph-rsid="00173be6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Times New Roman1" fo:font-size="12pt" fo:language="sv" fo:country="SE" officeooo:rsid="002be4c8" officeooo:paragraph-rsid="000989d1" style:font-size-asian="10.5pt" style:font-size-complex="12pt"/>
    </style:style>
    <style:style style:name="P15" style:family="paragraph" style:parent-style-name="Standard">
      <style:paragraph-properties fo:line-height="100%"/>
      <style:text-properties officeooo:rsid="000a640e" officeooo:paragraph-rsid="000989d1"/>
    </style:style>
    <style:style style:name="P16" style:family="paragraph" style:parent-style-name="Standard">
      <style:paragraph-properties fo:line-height="100%"/>
      <style:text-properties officeooo:rsid="000b8e1f" officeooo:paragraph-rsid="000b8e1f"/>
    </style:style>
    <style:style style:name="P17" style:family="paragraph" style:parent-style-name="Standard">
      <style:text-properties style:font-name="Times New Roman1" fo:language="sv" fo:country="SE" officeooo:rsid="000989d1" officeooo:paragraph-rsid="0033eeba"/>
    </style:style>
    <style:style style:name="P18" style:family="paragraph" style:parent-style-name="Standard">
      <style:text-properties style:font-name="Times New Roman1" fo:language="sv" fo:country="SE" officeooo:rsid="001d5091" officeooo:paragraph-rsid="0033eeba"/>
    </style:style>
    <style:style style:name="P19" style:family="paragraph" style:parent-style-name="Heading_20_2">
      <style:text-properties style:font-name="Times New Roman1"/>
    </style:style>
    <style:style style:name="P20" style:family="paragraph" style:parent-style-name="Heading_20_2">
      <style:text-properties style:font-name="Times New Roman1" fo:font-size="13pt" style:font-size-asian="13pt" style:font-size-complex="13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424f" style:font-style-asian="normal" style:font-style-complex="normal"/>
    </style:style>
    <style:style style:name="T3" style:family="text">
      <style:text-properties fo:font-style="normal" officeooo:rsid="0021a6c4" style:font-style-asian="normal" style:font-style-complex="normal"/>
    </style:style>
    <style:style style:name="T4" style:family="text">
      <style:text-properties fo:font-style="normal" officeooo:rsid="0024cd40" style:font-style-asian="normal" style:font-style-complex="normal"/>
    </style:style>
    <style:style style:name="T5" style:family="text">
      <style:text-properties fo:font-style="normal" officeooo:rsid="001e4cef" style:font-style-asian="normal" style:font-style-complex="normal"/>
    </style:style>
    <style:style style:name="T6" style:family="text">
      <style:text-properties fo:font-style="normal" officeooo:rsid="0030000c" style:font-style-asian="normal" style:font-style-complex="normal"/>
    </style:style>
    <style:style style:name="T7" style:family="text">
      <style:text-properties fo:font-style="normal" officeooo:rsid="0033eeba" style:font-style-asian="normal" style:font-style-complex="normal"/>
    </style:style>
    <style:style style:name="T8" style:family="text">
      <style:text-properties fo:font-style="normal" officeooo:rsid="001d5091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cd40" style:font-style-asian="normal" style:font-weight-asian="normal" style:font-style-complex="normal" style:font-weight-complex="normal"/>
    </style:style>
    <style:style style:name="T12" style:family="text">
      <style:text-properties officeooo:rsid="001c424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3e6d0" style:font-style-asian="italic" style:font-style-complex="italic"/>
    </style:style>
    <style:style style:name="T15" style:family="text">
      <style:text-properties fo:font-style="italic" officeooo:rsid="0017489e" style:font-style-asian="italic" style:font-style-complex="italic"/>
    </style:style>
    <style:style style:name="T16" style:family="text">
      <style:text-properties fo:font-style="italic" officeooo:rsid="001d5091" style:font-style-asian="italic" style:font-style-complex="italic"/>
    </style:style>
    <style:style style:name="T17" style:family="text">
      <style:text-properties fo:font-style="italic" officeooo:rsid="001e00af" style:font-style-asian="italic" style:font-style-complex="italic"/>
    </style:style>
    <style:style style:name="T18" style:family="text">
      <style:text-properties fo:font-style="italic" officeooo:rsid="000a640e" style:font-style-asian="italic" style:font-style-complex="italic"/>
    </style:style>
    <style:style style:name="T19" style:family="text">
      <style:text-properties fo:font-style="italic" officeooo:rsid="0030000c" style:font-style-asian="italic" style:font-style-complex="italic"/>
    </style:style>
    <style:style style:name="T20" style:family="text">
      <style:text-properties fo:font-style="italic" officeooo:rsid="003096e6" style:font-style-asian="italic" style:font-style-complex="italic"/>
    </style:style>
    <style:style style:name="T21" style:family="text">
      <style:text-properties fo:font-style="italic" officeooo:rsid="0031deaf" style:font-style-asian="italic" style:font-style-complex="italic"/>
    </style:style>
    <style:style style:name="T22" style:family="text">
      <style:text-properties fo:font-style="italic" officeooo:rsid="003280f2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7" style:family="text">
      <style:text-properties officeooo:rsid="0024cd40"/>
    </style:style>
    <style:style style:name="T28" style:family="text">
      <style:text-properties officeooo:rsid="00223ba5"/>
    </style:style>
    <style:style style:name="T29" style:family="text">
      <style:text-properties officeooo:rsid="000eb256"/>
    </style:style>
    <style:style style:name="T30" style:family="text">
      <style:text-properties officeooo:rsid="001e5a8e"/>
    </style:style>
    <style:style style:name="T31" style:family="text">
      <style:text-properties officeooo:rsid="0027e8ef"/>
    </style:style>
    <style:style style:name="T32" style:family="text">
      <style:text-properties officeooo:rsid="001c89db"/>
    </style:style>
    <style:style style:name="T33" style:family="text">
      <style:text-properties style:font-name="Times New Roman1" fo:language="sv" fo:country="SE"/>
    </style:style>
    <style:style style:name="T34" style:family="text">
      <style:text-properties style:font-name="Times New Roman1" fo:language="sv" fo:country="SE" fo:font-style="italic" style:font-style-asian="italic" style:font-style-complex="italic"/>
    </style:style>
    <style:style style:name="T35" style:family="text">
      <style:text-properties officeooo:rsid="000b8e1f"/>
    </style:style>
    <style:style style:name="T36" style:family="text">
      <style:text-properties officeooo:rsid="001370ec"/>
    </style:style>
    <style:style style:name="T37" style:family="text">
      <style:text-properties fo:font-size="11pt" fo:font-style="normal" style:font-size-asian="11pt" style:font-style-asian="normal" style:font-size-complex="11pt" style:font-style-complex="normal"/>
    </style:style>
    <style:style style:name="T3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officeooo:rsid="001d361b"/>
    </style:style>
    <style:style style:name="T41" style:family="text">
      <style:text-properties officeooo:rsid="001d5091"/>
    </style:style>
    <style:style style:name="T42" style:family="text">
      <style:text-properties officeooo:rsid="001e521c"/>
    </style:style>
    <style:style style:name="T43" style:family="text">
      <style:text-properties officeooo:rsid="000a640e"/>
    </style:style>
    <style:style style:name="T44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rriculum vitae</text:p>
      <text:p text:style-name="P1"/>
      <text:p text:style-name="P4"><text:span text:style-name="T13">Namn</text:span> <text:tab/><text:tab/><text:tab/>Amanda <text:span text:style-name="T35">Sofia Margareta </text:span>Sandberg</text:p>
      <text:p text:style-name="P4"><text:span text:style-name="T13">Adress</text:span><text:tab/><text:tab/><text:tab/>Storgatan 11, 364 31, Åseda</text:p>
      <text:p text:style-name="P4"><text:span text:style-name="T13">Telefon</text:span><text:tab/><text:tab/><text:tab/>070 - 602 77 22</text:p>
      <text:p text:style-name="P15"><text:span text:style-name="T34">E-post</text:span><text:span text:style-name="T33"><text:tab/><text:tab/><text:tab/></text:span><text:a xlink:type="simple" xlink:href="mailto:amandasandberg@hotmail.com"><text:span text:style-name="T33">amandasandberg@hotmail.com</text:span></text:a></text:p>
      <text:p text:style-name="P16"><text:span text:style-name="T34">Hemsida</text:span><text:span text:style-name="T33"><text:tab/><text:tab/></text:span><text:a xlink:type="simple" xlink:href="http://www.amandasofiamargareta.se/"><text:span text:style-name="T33">http://www.amandasofiamargareta.se/</text:span></text:a></text:p>
      <text:p text:style-name="P2"/>
      <text:h text:style-name="P20" text:outline-level="2">Utbildning</text:h>
      <text:p text:style-name="P9"><text:span text:style-name="T38">201</text:span><text:span text:style-name="T39">3 –</text:span><text:span text:style-name="T38"> (pågår)</text:span><text:span text:style-name="T37"><text:tab/></text:span><text:span text:style-name="T3">Italienska A:1 </text:span><text:span text:style-name="T4">15hp</text:span><text:span text:style-name="T3">, I</text:span><text:span text:style-name="T5">talienska A:2 </text:span><text:span text:style-name="T4">15hp</text:span><text:span text:style-name="T5">, </text:span><text:span text:style-name="T3">I</text:span><text:span text:style-name="T5">talienska B:1 </text:span><text:span text:style-name="T4">15hp</text:span><text:span text:style-name="T5">,</text:span><text:span text:style-name="T1"> </text:span></text:p>
      <text:p text:style-name="P9"><text:span text:style-name="T1"><text:tab/><text:tab/><text:tab/></text:span><text:span text:style-name="T3">I</text:span><text:span text:style-name="T5">talienska B:</text:span><text:span text:style-name="T6">2</text:span><text:span text:style-name="T5"> </text:span><text:span text:style-name="T4">15hp</text:span><text:span text:style-name="T5">,</text:span><text:span text:style-name="T1"> </text:span>Umeå universitet <text:span text:style-name="T36">(distans)</text:span></text:p>
      <text:p text:style-name="P8"/>
      <text:p text:style-name="P5"><text:span text:style-name="T24">2014 - </text:span><text:span text:style-name="T25">2015</text:span><text:span text:style-name="T28"> <text:tab/><text:tab/>Filosofie magisterexamen mot facköversättning tyska-svenska</text:span><text:span text:style-name="T9"> </text:span><text:span text:style-name="T10">60</text:span><text:span text:style-name="T11">h</text:span><text:span text:style-name="T10">p</text:span>, <text:tab/><text:tab/><text:tab/><text:tab/>Linnéuniversitetet</text:p>
      <text:p text:style-name="P5"/>
      <text:p text:style-name="P5"><text:span text:style-name="T24">201</text:span><text:span text:style-name="T26">1 </text:span><text:span text:style-name="T24">- </text:span><text:span text:style-name="T26">2014</text:span><text:span text:style-name="T12"> <text:tab/><text:tab/>Filosofie kandida</text:span><text:span text:style-name="T2">texamen huvudområde </text:span><text:span text:style-name="T1">tyska</text:span><text:span text:style-name="T13"> </text:span>180<text:span text:style-name="T27">h</text:span>p, Linnéuniversitetet</text:p>
      <text:p text:style-name="P5"/>
      <text:p text:style-name="P4"><text:span text:style-name="T24">2005 - 2008</text:span><text:span text:style-name="T23"> </text:span><text:span text:style-name="T1"><text:tab/><text:tab/>Samhällsvetenskapliga programmet, </text:span>Skvaderns gymnasieskola</text:p>
      <text:h text:style-name="P19" text:outline-level="2"/>
      <text:h text:style-name="P20" text:outline-level="2">Arbetslivserfarenhet</text:h>
      <text:p text:style-name="P12"><text:span text:style-name="T20">27 jan, </text:span><text:span text:style-name="T19">12 jan 2016,</text:span><text:span text:style-name="T13"><text:tab/></text:span>Tolk under <text:span text:style-name="T42">Brandskyddsföreningens</text:span> <text:span text:style-name="T41">kurs i Heta Arbeten,</text:span> </text:p>
      <text:p text:style-name="P17"><text:span text:style-name="T16">26 okt, 2 nov </text:span><text:span text:style-name="T13">2015<text:tab/></text:span><text:span text:style-name="T1">SC</text:span><text:span text:style-name="T8">A, </text:span><text:span text:style-name="T1">Sundsvall</text:span><text:span text:style-name="T13"><text:tab/></text:span></text:p>
      <text:p text:style-name="P11"/>
      <text:p text:style-name="P18"><text:span text:style-name="T21">26 jan </text:span><text:span text:style-name="T22">2016</text:span><text:span text:style-name="T21">, <text:tab/><text:tab/></text:span><text:span text:style-name="T1">Tolk under liftutbildning, </text:span><text:span text:style-name="T7">översättning av utbildningsmaterial</text:span><text:span text:style-name="T1">, </text:span></text:p>
      <text:p text:style-name="P18"><text:span text:style-name="T13">3 nov </text:span><text:span text:style-name="T17">2015</text:span><text:tab/><text:tab/><text:span text:style-name="T1">SCA, Sundsvall</text:span></text:p>
      <text:p text:style-name="P10"><text:tab/></text:p>
      <text:p text:style-name="P10"><text:span text:style-name="T18">Sommaren 2012</text:span><text:span text:style-name="T43"> <text:tab/>Receptionist, Evedals Camping, Växjö</text:span></text:p>
      <text:p text:style-name="P6"/>
      <text:p text:style-name="P6"><text:span text:style-name="T13">201</text:span><text:span text:style-name="T14">1</text:span> <text:tab/><text:tab/><text:tab/>Frukostvärdinna/<text:span text:style-name="T27">receptionist</text:span>, Hotel Stadt, Lübeck, Tyskland</text:p>
      <text:p text:style-name="P3"/>
      <text:p text:style-name="P6"><text:span text:style-name="T13">2009 - 2010</text:span> <text:tab/><text:tab/>Au pair <text:span text:style-name="T29">hos privat familj</text:span>, Lübeck, Tyskland</text:p>
      <text:p text:style-name="P6"/>
      <text:p text:style-name="P3"><text:span text:style-name="T13">Sommaren 2009</text:span> <text:tab/>Receptionist, Grimen Camping, Bergen, Norge</text:p>
      <text:p text:style-name="P3"/>
      <text:h text:style-name="P20" text:outline-level="2">Språk</text:h>
      <text:p text:style-name="P3"><text:span text:style-name="T13">Svenska</text:span> <text:tab/><text:tab/>modersmål</text:p>
      <text:p text:style-name="P7"><text:span text:style-name="T13">Tyska</text:span> <text:tab/><text:tab/><text:tab/><text:span text:style-name="T40">flytande</text:span></text:p>
      <text:p text:style-name="P3"><text:span text:style-name="T15">E</text:span><text:span text:style-name="T13">ngelska</text:span> <text:tab/><text:tab/><text:span text:style-name="T30">mycket goda kunskaper</text:span></text:p>
      <text:p text:style-name="P3"><text:span text:style-name="T15">I</text:span><text:span text:style-name="T13">talienska</text:span> <text:tab/><text:tab/><text:span text:style-name="T31">goda kunskaper</text:span></text:p>
      <text:p text:style-name="P3"/>
      <text:h text:style-name="P20" text:outline-level="2">Översättningsverktyg</text:h>
      <text:p text:style-name="P14">Grundläggande kunskaper i översättningsverktyget Wordfast</text:p>
      <text:h text:style-name="P19" text:outline-level="2"/>
      <text:h text:style-name="P19" text:outline-level="2"><text:span text:style-name="T44">Intressen</text:span></text:h>
      <text:p text:style-name="P3">Språk, litteratur, trädgård <text:span text:style-name="T27">och grönsaksodling</text:span>, <text:span text:style-name="T32">sim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6-02-06T17:39:07.325643812</dc:date>
    <dc:creator>Jan </dc:creator>
    <meta:editing-duration>PT1H3M29S</meta:editing-duration>
    <meta:editing-cycles>43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55" meta:character-count="1298" meta:non-whitespace-character-count="1125"/>
  </office:meta>
</office:document-meta>
</file>